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c1) Amosar nomes de hospitais que tenhan mais de 100 camas</text:p>
      <text:p text:style-name="Standard"/>
      <text:p text:style-name="Standard"><text:s text:c="4"/>nomh <text:s text:c="3"/></text:p>
      <text:p text:style-name="Standard">------------</text:p>
      <text:p text:style-name="Standard"><text:s/>canalejo</text:p>
      <text:p text:style-name="Standard"><text:s/>xeral</text:p>
      <text:p text:style-name="Standard"><text:s/>meixoeiro</text:p>
      <text:p text:style-name="Standard"><text:s/>paz</text:p>
      <text:p text:style-name="Standard"><text:s/>sofia</text:p>
      <text:p text:style-name="Standard"><text:s/>sonic</text:p>
      <text:p text:style-name="Standard"><text:s/>povisa</text:p>
      <text:p text:style-name="Standard"><text:s/>provincial</text:p>
      <text:p text:style-name="Standard"><text:s/>nicolas</text:p>
      <text:p text:style-name="Standard">(9 rows)</text:p>
      <text:p text:style-name="Standard"/>
      <text:p text:style-name="Standard"><text:s/>c2) Amosar nomes de hospitais <text:s/>concertados que tenhan mais de 100 camas</text:p>
      <text:p text:style-name="Standard">(1 row)</text:p>
      <text:p text:style-name="Standard"/>
      <text:p text:style-name="Standard"><text:s text:c="2"/>nomh <text:s/></text:p>
      <text:p text:style-name="Standard">--------</text:p>
      <text:p text:style-name="Standard"><text:s/>sofia</text:p>
      <text:p text:style-name="Standard"><text:s/>sonic</text:p>
      <text:p text:style-name="Standard"><text:s/>povisa</text:p>
      <text:p text:style-name="Standard">(3 rows)</text:p>
      <text:p text:style-name="Standard"/>
      <text:p text:style-name="Standard"><text:s/>c3 )amosar cantos asegurados hay en cada poliza </text:p>
      <text:p text:style-name="Standard">(1 row)</text:p>
      <text:p text:style-name="Standard"/>
      <text:p text:style-name="Standard"><text:s/>codp | count </text:p>
      <text:p text:style-name="Standard">------+-------</text:p>
      <text:p text:style-name="Standard"><text:s/>p12 <text:s/>| <text:s text:c="4"/>1</text:p>
      <text:p text:style-name="Standard"><text:s/>p6 <text:s text:c="2"/>| <text:s text:c="4"/>1</text:p>
      <text:p text:style-name="Standard"><text:s/>p3 <text:s text:c="2"/>| <text:s text:c="4"/>2</text:p>
      <text:p text:style-name="Standard"><text:s/>p5 <text:s text:c="2"/>| <text:s text:c="4"/>2</text:p>
      <text:p text:style-name="Standard"><text:s/>p14 <text:s/>| <text:s text:c="4"/>1</text:p>
      <text:p text:style-name="Standard"><text:s/>p11 <text:s/>| <text:s text:c="4"/>1</text:p>
      <text:p text:style-name="Standard"><text:s/>p4 <text:s text:c="2"/>| <text:s text:c="4"/>2</text:p>
      <text:p text:style-name="Standard"><text:s/>p9 <text:s text:c="2"/>| <text:s text:c="4"/>1</text:p>
      <text:p text:style-name="Standard"><text:s/>p7 <text:s text:c="2"/>| <text:s text:c="4"/>1</text:p>
      <text:p text:style-name="Standard"><text:s/>p10 <text:s/>| <text:s text:c="4"/>1</text:p>
      <text:p text:style-name="Standard"><text:s/>p13 <text:s/>| <text:s text:c="4"/>1</text:p>
      <text:p text:style-name="Standard"><text:s/>p8 <text:s text:c="2"/>| <text:s text:c="4"/>1</text:p>
      <text:p text:style-name="Standard"><text:s/>p2 <text:s text:c="2"/>| <text:s text:c="4"/>2</text:p>
      <text:p text:style-name="Standard"><text:s/>p15 <text:s/>| <text:s text:c="4"/>2</text:p>
      <text:p text:style-name="Standard"><text:s/>p1 <text:s text:c="2"/>| <text:s text:c="4"/>2</text:p>
      <text:p text:style-name="Standard">(15 rows)</text:p>
      <text:p text:style-name="Standard"/>
      <text:p text:style-name="Standard"><text:s/>c4 )amosar nomes de asegurados que tenhan una letra -e- ou unha letra -o- no seu nome </text:p>
      <text:p text:style-name="Standard">(1 row)</text:p>
      <text:p text:style-name="Standard"/>
      <text:p text:style-name="Standard"><text:s text:c="2"/>nomas <text:s/></text:p>
      <text:p text:style-name="Standard">---------</text:p>
      <text:p text:style-name="Standard"><text:soft-page-break/><text:s/>pedro</text:p>
      <text:p text:style-name="Standard"><text:s/>carlos</text:p>
      <text:p text:style-name="Standard"><text:s/>bieito</text:p>
      <text:p text:style-name="Standard"><text:s/>xoan</text:p>
      <text:p text:style-name="Standard"><text:s/>eva</text:p>
      <text:p text:style-name="Standard"><text:s/>dorotea</text:p>
      <text:p text:style-name="Standard"><text:s/>elisa</text:p>
      <text:p text:style-name="Standard"><text:s/>dolores</text:p>
      <text:p text:style-name="Standard"><text:s/>xose</text:p>
      <text:p text:style-name="Standard"><text:s/>andrea</text:p>
      <text:p text:style-name="Standard"><text:s/>comba</text:p>
      <text:p text:style-name="Standard"><text:s/>jose</text:p>
      <text:p text:style-name="Standard">(12 rows)</text:p>
      <text:p text:style-name="Standard"/>
      <text:p text:style-name="Standard"/>
      <text:p text:style-name="Standard"><text:s/>c5 )amosar codigo e nome <text:s/>dos medicos que non hospitalizaron <text:s/>a ningun asegurado de ningunha das categorias existentes </text:p>
      <text:p text:style-name="Standard">(1 row)</text:p>
      <text:p text:style-name="Standard"/>
      <text:p text:style-name="Standard"><text:s/>codm | <text:s text:c="2"/>nomm <text:s text:c="2"/></text:p>
      <text:p text:style-name="Standard">------+----------</text:p>
      <text:p text:style-name="Standard"><text:s/>m3 <text:s text:c="2"/>| virginia</text:p>
      <text:p text:style-name="Standard">(1 row)</text:p>
      <text:p text:style-name="Standard"/>
      <text:p text:style-name="Standard"><text:s/>c6 )amosar para todos e cada un dos codigos de areas existentes <text:s/>cantas medicos tenhen <text:s/>adscritos </text:p>
      <text:p text:style-name="Standard">(1 row)</text:p>
      <text:p text:style-name="Standard"/>
      <text:p text:style-name="Standard"><text:s/>coda | count </text:p>
      <text:p text:style-name="Standard">------+-------</text:p>
      <text:p text:style-name="Standard"><text:s/>a1 <text:s text:c="2"/>| <text:s text:c="4"/>2</text:p>
      <text:p text:style-name="Standard"><text:s/>a5 <text:s text:c="2"/>| <text:s text:c="4"/>1</text:p>
      <text:p text:style-name="Standard"><text:s/>a6 <text:s text:c="2"/>| <text:s text:c="4"/>0</text:p>
      <text:p text:style-name="Standard"><text:s/>a3 <text:s text:c="2"/>| <text:s text:c="4"/>1</text:p>
      <text:p text:style-name="Standard"><text:s/>a7 <text:s text:c="2"/>| <text:s text:c="4"/>0</text:p>
      <text:p text:style-name="Standard"><text:s/>a4 <text:s text:c="2"/>| <text:s text:c="4"/>1</text:p>
      <text:p text:style-name="Standard"><text:s/>a2 <text:s text:c="2"/>| <text:s text:c="4"/>1</text:p>
      <text:p text:style-name="Standard">(7 rows)</text:p>
      <text:p text:style-name="Standard"/>
      <text:p text:style-name="Standard"><text:s/>c7 )amosar codico e nome de medicos que que non tenhen ningun medico <text:s/>que mande neles</text:p>
      <text:p text:style-name="Standard">(1 row)</text:p>
      <text:p text:style-name="Standard"/>
      <text:p text:style-name="Standard"><text:s/>codm | nomm </text:p>
      <text:p text:style-name="Standard">------+------</text:p>
      <text:p text:style-name="Standard"><text:s/>m1 <text:s text:c="2"/>| luis</text:p>
      <text:p text:style-name="Standard"><text:s/>m2 <text:s text:c="2"/>| ana</text:p>
      <text:p text:style-name="Standard">(2 rows)</text:p>
      <text:p text:style-name="Standard"/>
      <text:p text:style-name="Standard"/>
      <text:p text:style-name="Standard"><text:s/>c8) amosar codigo <text:s/>dos asegurados de primeira categoria <text:s/>hospitalizados entre o 10/2/16 e o 23/3/2017 (datas incluidas) </text:p>
      <text:p text:style-name="Standard">(1 row)</text:p>
      <text:p text:style-name="Standard"/>
      <text:p text:style-name="Standard"><text:soft-page-break/>codp | numas | <text:s text:c="2"/></text:p>
      <text:p text:style-name="Standard">------+------+---</text:p>
      <text:p text:style-name="Standard">p3 <text:s text:c="2"/>| <text:s text:c="4"/>1 | </text:p>
      <text:p text:style-name="Standard">p10 <text:s/>| <text:s text:c="4"/>1 | </text:p>
      <text:p text:style-name="Standard">p6 <text:s text:c="2"/>| <text:s text:c="4"/>1 | </text:p>
      <text:p text:style-name="Standard">(3 rows)</text:p>
      <text:p text:style-name="Standard"/>
      <text:p text:style-name="Standard"><text:s/>c9) amosar o numero total de camas dos hospitais concertados </text:p>
      <text:p text:style-name="Standard">(1 row)</text:p>
      <text:p text:style-name="Standard"/>
      <text:p text:style-name="Standard"><text:s/>sum </text:p>
      <text:p text:style-name="Standard">-----</text:p>
      <text:p text:style-name="Standard"><text:s/>950</text:p>
      <text:p text:style-name="Standard">(1 row)</text:p>
      <text:p text:style-name="Standard"/>
      <text:p text:style-name="Standard"/>
      <text:p text:style-name="Standard"><text:s/>c10) amosar codigo e nome de hospitais cuxo numero de camas corresponda polo menos a un hospital propio e a un hospital concertado </text:p>
      <text:p text:style-name="Standard">(1 row)</text:p>
      <text:p text:style-name="Standard"/>
      <text:p text:style-name="Standard"><text:s/>codh | <text:s text:c="3"/>nomh <text:s text:c="3"/></text:p>
      <text:p text:style-name="Standard">------+------------</text:p>
      <text:p text:style-name="Standard"><text:s/>h3 <text:s text:c="2"/>| meixoeiro</text:p>
      <text:p text:style-name="Standard"><text:s/>h5 <text:s text:c="2"/>| sofia</text:p>
      <text:p text:style-name="Standard"><text:s/>h11 <text:s/>| provincial</text:p>
      <text:p text:style-name="Standard">(3 row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1:19:13.265856234</meta:creation-date>
    <dc:date>2023-11-21T21:32:44.151995429</dc:date>
    <meta:editing-duration>PT2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05" meta:word-count="347" meta:character-count="1868" meta:non-whitespace-character-count="1357"/>
  </office:meta>
</office:document-meta>
</file>